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1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9pt" style:font-size-asian="9pt" style:font-name-complex="Courier New1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/>
    </style:style>
    <style:style style:name="P7" style:family="paragraph" style:parent-style-name="Standard">
      <style:paragraph-properties fo:margin-left="0cm" fo:margin-right="-0.254cm" fo:text-align="start" style:justify-single-word="false" fo:text-indent="0cm" style:auto-text-indent="false"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margin-left="0cm" fo:margin-right="-0.254cm" fo:text-align="start" style:justify-single-word="false" fo:text-indent="0cm" style:auto-text-indent="false" fo:padding-left="0.141cm" fo:padding-right="0.141cm" fo:padding-top="0.035cm" fo:padding-bottom="0.035cm" fo:border="0.51pt solid #000000" style:shadow="none"/>
      <style:text-properties officeooo:paragraph-rsid="0005149f"/>
    </style:style>
    <style:style style:name="P9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</style:style>
    <style:style style:name="P10" style:family="paragraph" style:parent-style-name="Standard">
      <style:paragraph-properties fo:margin-left="1.251cm" fo:margin-right="0cm" fo:text-align="start" style:justify-single-word="false" fo:text-indent="-1.251cm" style:auto-text-indent="false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1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9pt" style:font-size-asian="9pt" style:font-name-complex="Courier New1" style:font-size-complex="9pt"/>
    </style:style>
    <style:style style:name="P14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ourier New" fo:font-size="10pt" style:font-size-asian="10pt" style:font-name-complex="Courier New1"/>
    </style:style>
    <style:style style:name="T1" style:family="text">
      <style:text-properties style:font-name="Arial" style:font-name-complex="Arial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Courier New" fo:font-size="10pt" style:font-size-asian="10pt" style:font-name-complex="Courier New1"/>
    </style:style>
    <style:style style:name="T5" style:family="text">
      <style:text-properties style:font-name="Courier New" fo:font-size="10pt" officeooo:rsid="0005149f" style:font-size-asian="10pt" style:font-name-complex="Courier New1"/>
    </style:style>
    <style:style style:name="T6" style:family="text">
      <style:text-properties style:font-name="Courier New" fo:font-size="10pt" style:font-size-asian="10pt" style:language-asian="zh" style:country-asian="CN" style:font-name-complex="Courier New1" style:font-size-complex="10pt"/>
    </style:style>
    <style:style style:name="T7" style:family="text">
      <style:text-properties style:font-name="Courier New" fo:font-size="8pt" style:font-size-asian="8pt" style:font-name-complex="Courier New1"/>
    </style:style>
    <style:style style:name="T8" style:family="text">
      <style:text-properties style:font-name="Courier New" fo:font-size="11pt" fo:font-weight="bold" style:font-size-asian="11pt" style:font-weight-asian="bold" style:font-name-complex="Arial1"/>
    </style:style>
    <style:style style:name="T9" style:family="text">
      <style:text-properties style:font-name="Courier New" fo:font-size="11pt" style:font-size-asian="11pt" style:font-name-complex="Arial1"/>
    </style:style>
    <style:style style:name="T10" style:family="text">
      <style:text-properties style:font-name="Courier New" fo:font-size="11pt" officeooo:rsid="0005149f" style:font-size-asian="11pt" style:font-name-complex="Arial1"/>
    </style:style>
    <style:style style:name="T11" style:family="text">
      <style:text-properties style:font-name="Courier New" fo:font-size="11pt" style:font-size-asian="11pt" style:font-name-complex="Courier New1"/>
    </style:style>
    <style:style style:name="T12" style:family="text">
      <style:text-properties style:font-name="Courier New" fo:font-size="11pt" officeooo:rsid="0005149f" style:font-size-asian="11pt" style:font-name-complex="Courier New1"/>
    </style:style>
    <style:style style:name="T13" style:family="text">
      <style:text-properties style:font-name="Courier New" fo:font-size="11pt" fo:font-weight="normal" style:font-size-asian="11pt" style:font-weight-asian="normal" style:font-name-complex="Arial1" style:font-weight-complex="normal"/>
    </style:style>
    <style:style style:name="T14" style:family="text">
      <style:text-properties style:font-name="Courier New" fo:font-size="11pt" fo:font-style="italic" style:font-size-asian="11pt" style:font-style-asian="italic" style:font-name-complex="Arial1"/>
    </style:style>
    <style:style style:name="T15" style:family="text">
      <style:text-properties style:font-name="Courier New" fo:font-size="9pt" style:font-size-asian="9pt" style:font-name-complex="Arial1" style:font-size-complex="9pt"/>
    </style:style>
    <style:style style:name="T16" style:family="text">
      <style:text-properties style:font-name="Courier New" fo:font-size="9pt" style:font-size-asian="9pt" style:font-name-complex="Courier New1" style:font-size-complex="9pt"/>
    </style:style>
    <style:style style:name="T17" style:family="text">
      <style:text-properties style:font-name="Courier New" style:font-name-complex="Courier New1" style:font-size-complex="9pt"/>
    </style:style>
    <style:style style:name="T18" style:family="text">
      <style:text-properties style:font-name="Courier New" officeooo:rsid="0005149f" style:font-name-complex="Courier New1" style:font-size-complex="9pt"/>
    </style:style>
    <style:style style:name="T19" style:family="text">
      <style:text-properties style:use-window-font-color="true" loext:opacity="0%" style:font-name="Courier New" fo:font-size="10pt" fo:language="es" fo:country="ES" style:letter-kerning="false" style:font-name-asian="Calibri1" style:font-size-asian="10pt" style:language-asian="zh" style:country-asian="CN" style:font-name-complex="Courier New1" style:font-size-complex="10pt" style:language-complex="ar" style:country-complex="SA"/>
    </style:style>
    <style:style style:name="T20" style:family="text">
      <style:text-properties style:use-window-font-color="true" loext:opacity="0%" style:font-name="Courier New" fo:font-size="11pt" fo:language="es" fo:country="ES" style:letter-kerning="false" style:font-name-asian="Calibri1" style:font-size-asian="11pt" style:language-asian="zh" style:country-asian="CN" style:font-name-complex="Arial1" style:font-size-complex="10pt" style:language-complex="ar" style:country-complex="SA"/>
    </style:style>
    <style:style style:name="T21" style:family="text">
      <style:text-properties style:use-window-font-color="true" loext:opacity="0%" style:font-name="Courier New" fo:font-size="11pt" fo:language="es" fo:country="ES" fo:font-style="italic" style:letter-kerning="false" style:font-name-asian="Calibri1" style:font-size-asian="11pt" style:language-asian="zh" style:country-asian="CN" style:font-style-asian="italic" style:font-name-complex="Arial1" style:font-size-complex="10pt" style:language-complex="ar" style:country-complex="SA"/>
    </style:style>
    <style:style style:name="T22" style:family="text">
      <style:text-properties style:use-window-font-color="true" loext:opacity="0%" style:font-name="Courier New" fo:font-size="9pt" fo:language="es" fo:country="ES" style:letter-kerning="false" style:font-name-asian="Calibri1" style:font-size-asian="9pt" style:language-asian="zh" style:country-asian="CN" style:font-name-complex="Courier New1" style:font-size-complex="9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Una sugerencia práctica de versionado semático</text:h>
      <text:p text:style-name="Título_20_1_20__28_cont_29_"><field:fieldmark-start text:name="Bookmark" field:type="vnd.oasis.opendocument.field.UNHANDLED"><field:param field:name="vnd.oasis.opendocument.field.code" field:value="PRINTDATE  \@ &quot;yyyyMMddTHHmm&quot;  \* MERGEFORMAT"/><field:param field:name="vnd.oasis.opendocument.field.id" field:value="23"/></field:fieldmark-start><text:span text:style-name="T3">20220506T1623</text:span><field:fieldmark-end/></text:p>
      <text:p text:style-name="P4">Una sugerencia práctica de numeros de versión semánticos: <text:s text:c="2"/>X.Y.p.c</text:p>
      <text:p text:style-name="P3"><text:span text:style-name="T4">(nota: está </text:span><text:span text:style-name="T19">basada</text:span><text:span text:style-name="T4"> en el estandar https://semver.org/lang/es/, solo que usando la parte de “PARCHE” para desarrollo/pruebas)</text:span></text:p>
      <text:p text:style-name="P4"/>
      <text:p text:style-name="P3"><text:span text:style-name="T19">Cara a</text:span><text:span text:style-name="T4"> los usuarios finales, solo existirán las dos primeras cifras X.Y</text:span></text:p>
      <text:p text:style-name="P4">=&gt; X es versión mayor: cambios no retrocompatibles</text:p>
      <text:p text:style-name="P4">=&gt; Y es versión menor: cambios compatibles con cualquier otra con el mismo X</text:p>
      <text:p text:style-name="P4"/>
      <text:p text:style-name="P4">La primera versión X que se lance será la X.1, <text:line-break/>luego irá incrementandose X.2, X.3, X.4, etc.</text:p>
      <text:p text:style-name="P3"><text:span text:style-name="T4">(si decidimos </text:span><text:span text:style-name="T19">dejar</text:span><text:span text:style-name="T4"> visibles las cuatro cifras,<text:line-break/> lo que el usuario verá sería X.1.0.0, X.2.0.0, X.3.0.0, X.4.0.0, etc.)</text:span></text:p>
      <text:p text:style-name="P4"/>
      <text:p text:style-name="P3"><text:span text:style-name="T19">Cara</text:span><text:span text:style-name="T4"> al desarrollo, existirán cuatro cifras: X.Y.p.c</text:span></text:p>
      <text:p text:style-name="P3"><text:span text:style-name="T4">=&gt; p.0 es una versión "para que alguien interno la pruebe</text:span><text:bookmark text:name="_GoBack"/><text:span text:style-name="T4">", <text:line-break/>una versión que solo verán los usuarios internos de pruebas: <text:s/>X.Y.1.0, X.Y.2.0, X.Y.3.0, etc. (nota: se pueden abreviar a X.Y.1, X.Y.2, X.Y.3, etc.)</text:span></text:p>
      <text:p text:style-name="P4">=&gt; p.c es una versión "de compilacion", <text:line-break/>una versión que solo verán los programadores: X.Y.p.1, X.Y.p.2, etc.</text:p>
      <text:p text:style-name="P4"/>
      <text:p text:style-name="P4">Por ejemplo:</text:p>
      <text:p text:style-name="P4">Si tenemos lanzada a producción (a usuarios finales) la versión 5.7 <text:s/>(5.7.0.0)</text:p>
      <text:p text:style-name="P4"/>
      <text:p text:style-name="P4">Estaremos trabajando internamente en la 5.7.p.c</text:p>
      <text:p text:style-name="P4">5.7.0.1,... (*)<text:line-break/>hasta que decidamos lanzar a pruebas 5.7.1 <text:s text:c="2"/>(5.7.1.0)</text:p>
      <text:p text:style-name="P3"><text:span text:style-name="T4">5.7.1.1,... (*)<text:line-break/>hasta que decidamos lanzar a pruebas 5.7.2 <text:s text:c="2"/>(5.7.</text:span><text:span text:style-name="T6">2</text:span><text:span text:style-name="T4">.0)</text:span></text:p>
      <text:p text:style-name="P4">5.7.2.1,... (*)<text:line-break/>hasta que decidamos lanzar a pruebas 5.7.3 <text:s text:c="2"/>(5.7.3.0)</text:p>
      <text:p text:style-name="P4">etc.</text:p>
      <text:p text:style-name="P4"/>
      <text:p text:style-name="P4">Hasta que decidamos lanzar a producción (a usuarios finales) la 5.8 <text:s text:c="2"/>(5.8.0.0)</text:p>
      <text:p text:style-name="P3"><text:span text:style-name="T4"><text:s/></text:span><text:span text:style-name="T16">(o, si hemos introducido alguna incompatibilidad, </text:span><text:span text:style-name="T22">la</text:span><text:span text:style-name="T16"> 6.1 <text:s/>(6.1.0.0)</text:span></text:p>
      <text:p text:style-name="P4"/>
      <text:p text:style-name="P4">Luego seguiremos trabajando internamente en la 5.8.p.c</text:p>
      <text:p text:style-name="P4">5.8.0.1,... (*)<text:line-break/>hasta que decidamos lanzar a pruebas 5.8.1 <text:s text:c="3"/>(5.8.1.0)</text:p>
      <text:p text:style-name="P4">5.8.1.1,... (*)<text:line-break/>hasta que decidamos lanzar a pruebas 5.8.2 <text:s text:c="3"/>(5.8.2.0)</text:p>
      <text:p text:style-name="P4">5.8.2.1,... (*)<text:line-break/>hasta que decidamos lanzar a pruebas 5.8.3 <text:s text:c="3"/>(5.8.3.0)</text:p>
      <text:p text:style-name="P6"><text:soft-page-break/><text:span text:style-name="T17">O si habiamos lanzado la 6.1 (6.1.0.0) en lugar de la 5.8, <text:line-break/>segu</text:span><text:span text:style-name="T18">r</text:span><text:span text:style-name="T17">iamos trabajando internamente en la 6.1.p.c</text:span></text:p>
      <text:p text:style-name="P5">6.1.0.1,... <text:line-break/>hasta que decidieramos lanzar a pruebas 6.1.1 <text:s text:c="3"/>(6.1.1.0)</text:p>
      <text:p text:style-name="P5">6.1.1.1,... <text:line-break/>hasta que decidieramos lanzar a pruebas 6.1.2 <text:s text:c="3"/>(6.1.2.0)</text:p>
      <text:p text:style-name="P5">6.1.2.1,... <text:line-break/>hasta que decidieramos lanzar a pruebas 6.1.3 <text:s text:c="3"/>(6.1.3.0)</text:p>
      <text:p text:style-name="P5"/>
      <text:p text:style-name="P3"><text:span text:style-name="T4">Hasta que decidamos lanzar a producción (a usuarios finales) la 5.9 <text:s text:c="2"/>(5.9.0.0) <text:s/></text:span><text:span text:style-name="T7">o la 6.2 <text:s/>(6.2.0.0)</text:span></text:p>
      <text:p text:style-name="P4">etc. </text:p>
      <text:p text:style-name="P4"/>
      <text:p text:style-name="P7"><text:span text:style-name="T8">Resumiendo</text:span><text:span text:style-name="T9">:</text:span></text:p>
      <text:p text:style-name="P7"><text:span text:style-name="T9">Partiendo de </text:span><text:span text:style-name="T10">última </text:span><text:span text:style-name="T9">una versión de producción, por ejemplo </text:span><text:span text:style-name="T11">5.8</text:span><text:span text:style-name="T9"> <text:s text:c="2"/>(</text:span><text:span text:style-name="T11">5.8.0.0</text:span><text:span text:style-name="T9">), y de una última versión de pruebas, por ejemplo </text:span><text:span text:style-name="T11">5.8.2</text:span><text:span text:style-name="T9"> <text:s text:c="2"/>(</text:span><text:span text:style-name="T11">5.8.2.0</text:span><text:span text:style-name="T9">),</text:span></text:p>
      <text:p text:style-name="P7"><text:span text:style-name="T9">=&gt; en cada </text:span><text:span text:style-name="T8">compilación</text:span><text:span text:style-name="T13"> tras un lanzamiento,</text:span><text:span text:style-name="T8"><text:line-break/> <text:s text:c="3"/></text:span><text:span text:style-name="T9"><text:s/>por lo menos </text:span><text:span text:style-name="T20">poner</text:span><text:span text:style-name="T9"> .c a </text:span><text:span text:style-name="T20">uno</text:span><text:span text:style-name="T9"> </text:span><text:span text:style-name="T15">y, si queremos, podemos seguir incrementandolo (*)</text:span><text:span text:style-name="T9"><text:line-break/></text:span><text:span text:style-name="T11">5.8.2.1, etc.</text:span></text:p>
      <text:p text:style-name="P8"><text:span text:style-name="T9">=&gt; en cada </text:span><text:span text:style-name="T8">lanzamiento de prueba,<text:line-break/> <text:s text:c="3"/></text:span><text:span text:style-name="T9"><text:s/></text:span><text:span text:style-name="T21">poner</text:span><text:span text:style-name="T14"> .c a cero e incrementar .p</text:span><text:span text:style-name="T9">: <text:line-break/></text:span><text:span text:style-name="T11">5.8.3</text:span><text:span text:style-name="T9"> <text:s/></text:span><text:span text:style-name="T10">(</text:span><text:span text:style-name="T11">5.8.3.0</text:span><text:span text:style-name="T12">)</text:span></text:p>
      <text:p text:style-name="P8"><text:span text:style-name="T9">=&gt; en cada </text:span><text:span text:style-name="T8">lanzamiento de producción,<text:line-break/> <text:s text:c="3"/></text:span><text:span text:style-name="T9"><text:s/></text:span><text:span text:style-name="T21">poner</text:span><text:span text:style-name="T14"> .d y .c a cero, e incrementa</text:span><text:span text:style-name="T21">r</text:span><text:span text:style-name="T14"> .X e .Y segun corresponda</text:span><text:span text:style-name="T9">: <text:line-break/></text:span><text:span text:style-name="T11">5.9 <text:s text:c="2"/></text:span><text:span text:style-name="T12">(</text:span><text:span text:style-name="T11">5.9.0.0</text:span><text:span text:style-name="T12">)</text:span><text:span text:style-name="T11"> <text:s text:c="2"/></text:span><text:span text:style-name="T12">o 6.1</text:span><text:span text:style-name="T11"> (6.1.0.0)</text:span></text:p>
      <text:p text:style-name="P3"><text:span text:style-name="T4">nota: (*) </text:span><text:span text:style-name="T5">es opcional</text:span><text:span text:style-name="T4"> incrementar c más allá de uno, ya que es </text:span><text:span text:style-name="T5">algo </text:span><text:span text:style-name="T4">solo para la persona </text:span><text:span text:style-name="T5">o el equipo </text:span><text:span text:style-name="T4">que está programando.</text:span></text:p>
      <text:p text:style-name="P4"/>
      <text:p text:style-name="P14">IMPORTANTE:</text:p>
      <text:p text:style-name="P14"><text:s/>Una vez lanzada una versión X.Y (X.Y.0.0) o <text:s/>X.Y.p <text:s/>(X.Y.p.0), </text:p>
      <text:p text:style-name="P9"><text:span text:style-name="T4"><text:s/>JAMÁS de los jamases </text:span><text:span text:style-name="T19">SACAR</text:span><text:span text:style-name="T4"> OTRA CON EL MISMO X.Y.p.0</text:span></text:p>
      <text:p text:style-name="P14"><text:s text:c="3"/>=&gt; en la siguiente compilación: </text:p>
      <text:p text:style-name="P9"><text:span text:style-name="T4"><text:s text:c="8"/>incrementar .</text:span><text:span text:style-name="T19">c</text:span><text:span text:style-name="T4"> (poner al menos X.Y.p.1)</text:span></text:p>
      <text:p text:style-name="P14"><text:s text:c="3"/>=&gt; en el siguiente lanzamiento: </text:p>
      <text:p text:style-name="P14"><text:s text:c="8"/>incrementar .p (si es de pruebas) o X.Y (si es de producción)</text:p>
      <text:p text:style-name="P10"><text:span text:style-name="T4">nota: No pasa nada por lanzar una X.Y </text:span><text:span text:style-name="T19">para después</text:span><text:span text:style-name="T4">, en muy poco tiempo, lanzar otra X.Y+1 o incluso un poco más tarde otra X.Y+2 (por ejemplo, si vamos detectando errores graves y tenemos que corregirlos con rapidez).<text:line-break/>Tampoco pasa nada por llegar hasta versiones del estilo de </text:span><text:span text:style-name="T19">5</text:span><text:span text:style-name="T4">7.24.</text:span><text:span text:style-name="T19">8</text:span><text:span text:style-name="T4"> o similares...</text:span></text:p>
      <text:p text:style-name="P4"><text:s text:c="6"/></text:p>
      <text:p text:style-name="P4">EL VERSIONADO ES SOLO PARA IDENTIFICAR y saber con qué pieza ÚNICA de software estamos lidiando.</text:p>
      <text:p text:style-name="P15">Mejor no mezclar aspectos "estéticos" "marquetinianos" acerca de qué número de versión queda más o menos "bonito" o es más o menos "vendible". La mejor manera de mantener la unicidad es seguir reglas simp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style:font-name-complex="Arial1"/>
    </style:style>
    <style:style style:name="MT2" style:family="text"/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Una sugerencia práctica de versionado semático</text:p>
      </style:header>
      <style:footer>
        <text:p text:style-name="MP2"><text:span text:style-name="page_20_number"><text:span text:style-name="MT1"><text:page-number text:select-page="current">2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2</text:page-count></text:span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page_20_number"><text:span text:style-name="MT1"><text:page-number text:select-page="current">1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2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2-05-07T16:05:03.496000000</dc:date>
    <meta:editing-cycles>11</meta:editing-cycles>
    <meta:editing-duration>PT2H35M17S</meta:editing-duration>
    <meta:generator>LibreOffice/7.0.5.2$Windows_X86_64 LibreOffice_project/64390860c6cd0aca4beafafcfd84613dd9dfb63a</meta:generator>
    <meta:document-statistic meta:table-count="0" meta:image-count="0" meta:object-count="0" meta:page-count="2" meta:paragraph-count="51" meta:word-count="604" meta:character-count="3848" meta:non-whitespace-character-count="3191"/>
    <meta:user-defined meta:name="AppVersion">15.0000</meta:user-defined>
    <meta:template xlink:type="simple" xlink:actuate="onRequest" xlink:title="en blanco -vertical-.dotx" xlink:href=""/>
  </office:meta>
</office:document-meta>
</file>